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02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log" table:style-name="ta1">
        <table:shapes>
          <draw:frame draw:z-index="0" draw:style-name="gr1" draw:text-style-name="P1" svg:width="9.7217in" svg:height="4.2248in" svg:x="6.1531in" svg:y="2.0705in">
            <draw:object draw:notify-on-update-of-ranges="loss_log.A1:loss_log.A1 loss_log.A2:loss_log.A31 loss_log.B1:loss_log.B1 loss_log.B2:loss_log.B31 loss_log.A1:loss_log.A1 loss_log.A2:loss_log.A31 loss_log.C1:loss_log.C1 loss_log.C2:loss_log.C31 loss_log.A1:loss_log.A1 loss_log.A2:loss_log.A31 loss_log.D1:loss_log.D1 loss_log.D2:loss_log.D31 loss_log.A1:loss_log.A1 loss_log.A2:loss_log.A31 loss_log.E1:loss_log.E1 loss_log.E2:loss_log.E31 loss_log.A1:loss_log.A1 loss_log.A2:loss_log.A31 loss_log.F1:loss_log.F1 loss_log.F2:loss_log.F31 loss_log.A1:loss_log.A1 loss_log.A2:loss_log.A31 loss_log.G1:loss_log.G1 loss_log.G2:loss_log.G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no encoder loss</text:p>
          </table:table-cell>
          <table:table-cell office:value-type="string" calcext:value-type="string">
            <text:p>no encoder R2</text:p>
          </table:table-cell>
          <table:table-cell office:value-type="string" calcext:value-type="string">
            <text:p>encoder loss</text:p>
          </table:table-cell>
          <table:table-cell office:value-type="string" calcext:value-type="string">
            <text:p>encoder R2</text:p>
          </table:table-cell>
          <table:table-cell office:value-type="string" calcext:value-type="string">
            <text:p>skip loss</text:p>
          </table:table-cell>
          <table:table-cell office:value-type="string" calcext:value-type="string">
            <text:p>skip R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3517044782639" calcext:value-type="float">
            <text:p>0.583517044782639</text:p>
          </table:table-cell>
          <table:table-cell office:value-type="float" office:value="0.511915443990074" calcext:value-type="float">
            <text:p>0.511915443990074</text:p>
          </table:table-cell>
          <table:table-cell office:value-type="float" office:value="0.617050617933273" calcext:value-type="float">
            <text:p>0.617050617933273</text:p>
          </table:table-cell>
          <table:table-cell office:value-type="float" office:value="0.49032361070223" calcext:value-type="float">
            <text:p>0.49032361070223</text:p>
          </table:table-cell>
          <table:table-cell office:value-type="float" office:value="0.585493585467339" calcext:value-type="float">
            <text:p>0.585493585467339</text:p>
          </table:table-cell>
          <table:table-cell office:value-type="float" office:value="0.51173824192292" calcext:value-type="float">
            <text:p>0.511738241922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9763735532761" calcext:value-type="float">
            <text:p>0.509763735532761</text:p>
          </table:table-cell>
          <table:table-cell office:value-type="float" office:value="0.569231379277335" calcext:value-type="float">
            <text:p>0.569231379277335</text:p>
          </table:table-cell>
          <table:table-cell office:value-type="float" office:value="0.525211435556412" calcext:value-type="float">
            <text:p>0.525211435556412</text:p>
          </table:table-cell>
          <table:table-cell office:value-type="float" office:value="0.558293778057389" calcext:value-type="float">
            <text:p>0.558293778057389</text:p>
          </table:table-cell>
          <table:table-cell office:value-type="float" office:value="0.50566274523735" calcext:value-type="float">
            <text:p>0.50566274523735</text:p>
          </table:table-cell>
          <table:table-cell office:value-type="float" office:value="0.572195402575517" calcext:value-type="float">
            <text:p>0.5721954025755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2502192854881" calcext:value-type="float">
            <text:p>0.472502192854881</text:p>
          </table:table-cell>
          <table:table-cell office:value-type="float" office:value="0.595258873645411" calcext:value-type="float">
            <text:p>0.595258873645411</text:p>
          </table:table-cell>
          <table:table-cell office:value-type="float" office:value="0.482328048348427" calcext:value-type="float">
            <text:p>0.482328048348427</text:p>
          </table:table-cell>
          <table:table-cell office:value-type="float" office:value="0.587968591451422" calcext:value-type="float">
            <text:p>0.587968591451422</text:p>
          </table:table-cell>
          <table:table-cell office:value-type="float" office:value="0.470990782976151" calcext:value-type="float">
            <text:p>0.470990782976151</text:p>
          </table:table-cell>
          <table:table-cell office:value-type="float" office:value="0.596956741705332" calcext:value-type="float">
            <text:p>0.596956741705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4621043801308" calcext:value-type="float">
            <text:p>0.454621043801308</text:p>
          </table:table-cell>
          <table:table-cell office:value-type="float" office:value="0.606266338224364" calcext:value-type="float">
            <text:p>0.606266338224364</text:p>
          </table:table-cell>
          <table:table-cell office:value-type="float" office:value="0.461763769388199" calcext:value-type="float">
            <text:p>0.461763769388199</text:p>
          </table:table-cell>
          <table:table-cell office:value-type="float" office:value="0.604945341976462" calcext:value-type="float">
            <text:p>0.604945341976462</text:p>
          </table:table-cell>
          <table:table-cell office:value-type="float" office:value="0.446972134709358" calcext:value-type="float">
            <text:p>0.446972134709358</text:p>
          </table:table-cell>
          <table:table-cell office:value-type="float" office:value="0.613944390493926" calcext:value-type="float">
            <text:p>0.6139443904939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40892320871353" calcext:value-type="float">
            <text:p>0.440892320871353</text:p>
          </table:table-cell>
          <table:table-cell office:value-type="float" office:value="0.617424224132911" calcext:value-type="float">
            <text:p>0.617424224132911</text:p>
          </table:table-cell>
          <table:table-cell office:value-type="float" office:value="0.449835440516472" calcext:value-type="float">
            <text:p>0.449835440516472</text:p>
          </table:table-cell>
          <table:table-cell office:value-type="float" office:value="0.611212153929566" calcext:value-type="float">
            <text:p>0.611212153929566</text:p>
          </table:table-cell>
          <table:table-cell office:value-type="float" office:value="0.443689894676209" calcext:value-type="float">
            <text:p>0.443689894676209</text:p>
          </table:table-cell>
          <table:table-cell office:value-type="float" office:value="0.614870485081547" calcext:value-type="float">
            <text:p>0.6148704850815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1753975152969" calcext:value-type="float">
            <text:p>0.431753975152969</text:p>
          </table:table-cell>
          <table:table-cell office:value-type="float" office:value="0.625756651020421" calcext:value-type="float">
            <text:p>0.625756651020421</text:p>
          </table:table-cell>
          <table:table-cell office:value-type="float" office:value="0.432985624670982" calcext:value-type="float">
            <text:p>0.432985624670982</text:p>
          </table:table-cell>
          <table:table-cell office:value-type="float" office:value="0.62231975269136" calcext:value-type="float">
            <text:p>0.62231975269136</text:p>
          </table:table-cell>
          <table:table-cell office:value-type="float" office:value="0.429898217320442" calcext:value-type="float">
            <text:p>0.429898217320442</text:p>
          </table:table-cell>
          <table:table-cell office:value-type="float" office:value="0.625790790279127" calcext:value-type="float">
            <text:p>0.6257907902791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2709426283836" calcext:value-type="float">
            <text:p>0.422709426283836</text:p>
          </table:table-cell>
          <table:table-cell office:value-type="float" office:value="0.631427855755527" calcext:value-type="float">
            <text:p>0.631427855755527</text:p>
          </table:table-cell>
          <table:table-cell office:value-type="float" office:value="0.421940758824348" calcext:value-type="float">
            <text:p>0.421940758824348</text:p>
          </table:table-cell>
          <table:table-cell office:value-type="float" office:value="0.631201891728469" calcext:value-type="float">
            <text:p>0.631201891728469</text:p>
          </table:table-cell>
          <table:table-cell office:value-type="float" office:value="0.421197080612183" calcext:value-type="float">
            <text:p>0.421197080612183</text:p>
          </table:table-cell>
          <table:table-cell office:value-type="float" office:value="0.633443016777893" calcext:value-type="float">
            <text:p>0.6334430167778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4075645804405" calcext:value-type="float">
            <text:p>0.414075645804405</text:p>
          </table:table-cell>
          <table:table-cell office:value-type="float" office:value="0.63760621487842" calcext:value-type="float">
            <text:p>0.63760621487842</text:p>
          </table:table-cell>
          <table:table-cell office:value-type="float" office:value="0.411589056253433" calcext:value-type="float">
            <text:p>0.411589056253433</text:p>
          </table:table-cell>
          <table:table-cell office:value-type="float" office:value="0.640749542152371" calcext:value-type="float">
            <text:p>0.640749542152371</text:p>
          </table:table-cell>
          <table:table-cell office:value-type="float" office:value="0.407894387841225" calcext:value-type="float">
            <text:p>0.407894387841225</text:p>
          </table:table-cell>
          <table:table-cell office:value-type="float" office:value="0.642903154525493" calcext:value-type="float">
            <text:p>0.6429031545254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7198268175125" calcext:value-type="float">
            <text:p>0.407198268175125</text:p>
          </table:table-cell>
          <table:table-cell office:value-type="float" office:value="0.643516754182887" calcext:value-type="float">
            <text:p>0.643516754182887</text:p>
          </table:table-cell>
          <table:table-cell office:value-type="float" office:value="0.40590361058712" calcext:value-type="float">
            <text:p>0.40590361058712</text:p>
          </table:table-cell>
          <table:table-cell office:value-type="float" office:value="0.645201669758787" calcext:value-type="float">
            <text:p>0.645201669758787</text:p>
          </table:table-cell>
          <table:table-cell office:value-type="float" office:value="0.400339832901955" calcext:value-type="float">
            <text:p>0.400339832901955</text:p>
          </table:table-cell>
          <table:table-cell office:value-type="float" office:value="0.650056690394148" calcext:value-type="float">
            <text:p>0.6500566903941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0499847531319" calcext:value-type="float">
            <text:p>0.400499847531319</text:p>
          </table:table-cell>
          <table:table-cell office:value-type="float" office:value="0.64939591922886" calcext:value-type="float">
            <text:p>0.64939591922886</text:p>
          </table:table-cell>
          <table:table-cell office:value-type="float" office:value="0.400654384493828" calcext:value-type="float">
            <text:p>0.400654384493828</text:p>
          </table:table-cell>
          <table:table-cell office:value-type="float" office:value="0.648268177711116" calcext:value-type="float">
            <text:p>0.648268177711116</text:p>
          </table:table-cell>
          <table:table-cell office:value-type="float" office:value="0.393322399258614" calcext:value-type="float">
            <text:p>0.393322399258614</text:p>
          </table:table-cell>
          <table:table-cell office:value-type="float" office:value="0.655112867553558" calcext:value-type="float">
            <text:p>0.6551128675535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96121919155121" calcext:value-type="float">
            <text:p>0.396121919155121</text:p>
          </table:table-cell>
          <table:table-cell office:value-type="float" office:value="0.652776670656637" calcext:value-type="float">
            <text:p>0.652776670656637</text:p>
          </table:table-cell>
          <table:table-cell office:value-type="float" office:value="0.397480475902557" calcext:value-type="float">
            <text:p>0.397480475902557</text:p>
          </table:table-cell>
          <table:table-cell office:value-type="float" office:value="0.650690222197551" calcext:value-type="float">
            <text:p>0.650690222197551</text:p>
          </table:table-cell>
          <table:table-cell office:value-type="float" office:value="0.389993771910667" calcext:value-type="float">
            <text:p>0.389993771910667</text:p>
          </table:table-cell>
          <table:table-cell office:value-type="float" office:value="0.657447803392529" calcext:value-type="float">
            <text:p>0.6574478033925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3476244807243" calcext:value-type="float">
            <text:p>0.393476244807243</text:p>
          </table:table-cell>
          <table:table-cell office:value-type="float" office:value="0.655498601842832" calcext:value-type="float">
            <text:p>0.655498601842832</text:p>
          </table:table-cell>
          <table:table-cell office:value-type="float" office:value="0.391363230347633" calcext:value-type="float">
            <text:p>0.391363230347633</text:p>
          </table:table-cell>
          <table:table-cell office:value-type="float" office:value="0.657119792976482" calcext:value-type="float">
            <text:p>0.657119792976482</text:p>
          </table:table-cell>
          <table:table-cell office:value-type="float" office:value="0.387260413169861" calcext:value-type="float">
            <text:p>0.387260413169861</text:p>
          </table:table-cell>
          <table:table-cell office:value-type="float" office:value="0.661437687218746" calcext:value-type="float">
            <text:p>0.661437687218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89343912899494" calcext:value-type="float">
            <text:p>0.389343912899494</text:p>
          </table:table-cell>
          <table:table-cell office:value-type="float" office:value="0.660243262234193" calcext:value-type="float">
            <text:p>0.660243262234193</text:p>
          </table:table-cell>
          <table:table-cell office:value-type="float" office:value="0.38765594959259" calcext:value-type="float">
            <text:p>0.38765594959259</text:p>
          </table:table-cell>
          <table:table-cell office:value-type="float" office:value="0.658499992523952" calcext:value-type="float">
            <text:p>0.658499992523952</text:p>
          </table:table-cell>
          <table:table-cell office:value-type="float" office:value="0.383455207943916" calcext:value-type="float">
            <text:p>0.383455207943916</text:p>
          </table:table-cell>
          <table:table-cell office:value-type="float" office:value="0.662219726290271" calcext:value-type="float">
            <text:p>0.6622197262902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88692890107632" calcext:value-type="float">
            <text:p>0.388692890107632</text:p>
          </table:table-cell>
          <table:table-cell office:value-type="float" office:value="0.661995252154039" calcext:value-type="float">
            <text:p>0.661995252154039</text:p>
          </table:table-cell>
          <table:table-cell office:value-type="float" office:value="0.380504575371742" calcext:value-type="float">
            <text:p>0.380504575371742</text:p>
          </table:table-cell>
          <table:table-cell office:value-type="float" office:value="0.665434618039015" calcext:value-type="float">
            <text:p>0.665434618039015</text:p>
          </table:table-cell>
          <table:table-cell office:value-type="float" office:value="0.379559704661369" calcext:value-type="float">
            <text:p>0.379559704661369</text:p>
          </table:table-cell>
          <table:table-cell office:value-type="float" office:value="0.667449751895052" calcext:value-type="float">
            <text:p>0.6674497518950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84946690499783" calcext:value-type="float">
            <text:p>0.384946690499783</text:p>
          </table:table-cell>
          <table:table-cell office:value-type="float" office:value="0.663238786090688" calcext:value-type="float">
            <text:p>0.663238786090688</text:p>
          </table:table-cell>
          <table:table-cell office:value-type="float" office:value="0.380712567269802" calcext:value-type="float">
            <text:p>0.380712567269802</text:p>
          </table:table-cell>
          <table:table-cell office:value-type="float" office:value="0.664836767686673" calcext:value-type="float">
            <text:p>0.664836767686673</text:p>
          </table:table-cell>
          <table:table-cell office:value-type="float" office:value="0.385220058262348" calcext:value-type="float">
            <text:p>0.385220058262348</text:p>
          </table:table-cell>
          <table:table-cell office:value-type="float" office:value="0.664276934494578" calcext:value-type="float">
            <text:p>0.6642769344945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83060449361801" calcext:value-type="float">
            <text:p>0.383060449361801</text:p>
          </table:table-cell>
          <table:table-cell office:value-type="float" office:value="0.664871967692928" calcext:value-type="float">
            <text:p>0.664871967692928</text:p>
          </table:table-cell>
          <table:table-cell office:value-type="float" office:value="0.375006933510304" calcext:value-type="float">
            <text:p>0.375006933510304</text:p>
          </table:table-cell>
          <table:table-cell office:value-type="float" office:value="0.670367146991548" calcext:value-type="float">
            <text:p>0.670367146991548</text:p>
          </table:table-cell>
          <table:table-cell office:value-type="float" office:value="0.374849227070808" calcext:value-type="float">
            <text:p>0.374849227070808</text:p>
          </table:table-cell>
          <table:table-cell office:value-type="float" office:value="0.670837864255812" calcext:value-type="float">
            <text:p>0.6708378642558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767149746418" calcext:value-type="float">
            <text:p>0.3767149746418</text:p>
          </table:table-cell>
          <table:table-cell office:value-type="float" office:value="0.670555443174151" calcext:value-type="float">
            <text:p>0.670555443174151</text:p>
          </table:table-cell>
          <table:table-cell office:value-type="float" office:value="0.376275807619095" calcext:value-type="float">
            <text:p>0.376275807619095</text:p>
          </table:table-cell>
          <table:table-cell office:value-type="float" office:value="0.670449775725599" calcext:value-type="float">
            <text:p>0.670449775725599</text:p>
          </table:table-cell>
          <table:table-cell office:value-type="float" office:value="0.370657210052013" calcext:value-type="float">
            <text:p>0.370657210052013</text:p>
          </table:table-cell>
          <table:table-cell office:value-type="float" office:value="0.673194885039814" calcext:value-type="float">
            <text:p>0.6731948850398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77012871205807" calcext:value-type="float">
            <text:p>0.377012871205807</text:p>
          </table:table-cell>
          <table:table-cell office:value-type="float" office:value="0.670925584231104" calcext:value-type="float">
            <text:p>0.670925584231104</text:p>
          </table:table-cell>
          <table:table-cell office:value-type="float" office:value="0.37206164598465" calcext:value-type="float">
            <text:p>0.37206164598465</text:p>
          </table:table-cell>
          <table:table-cell office:value-type="float" office:value="0.673153809425862" calcext:value-type="float">
            <text:p>0.673153809425862</text:p>
          </table:table-cell>
          <table:table-cell office:value-type="float" office:value="0.371357133984566" calcext:value-type="float">
            <text:p>0.371357133984566</text:p>
          </table:table-cell>
          <table:table-cell office:value-type="float" office:value="0.673333177954923" calcext:value-type="float">
            <text:p>0.6733331779549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77271682024002" calcext:value-type="float">
            <text:p>0.377271682024002</text:p>
          </table:table-cell>
          <table:table-cell office:value-type="float" office:value="0.669296261276523" calcext:value-type="float">
            <text:p>0.669296261276523</text:p>
          </table:table-cell>
          <table:table-cell office:value-type="float" office:value="0.367537531256676" calcext:value-type="float">
            <text:p>0.367537531256676</text:p>
          </table:table-cell>
          <table:table-cell office:value-type="float" office:value="0.675940712471456" calcext:value-type="float">
            <text:p>0.675940712471456</text:p>
          </table:table-cell>
          <table:table-cell office:value-type="float" office:value="0.367799939215183" calcext:value-type="float">
            <text:p>0.367799939215183</text:p>
          </table:table-cell>
          <table:table-cell office:value-type="float" office:value="0.677081286203644" calcext:value-type="float">
            <text:p>0.6770812862036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72769376635551" calcext:value-type="float">
            <text:p>0.372769376635551</text:p>
          </table:table-cell>
          <table:table-cell office:value-type="float" office:value="0.671635489584828" calcext:value-type="float">
            <text:p>0.671635489584828</text:p>
          </table:table-cell>
          <table:table-cell office:value-type="float" office:value="0.372858583927155" calcext:value-type="float">
            <text:p>0.372858583927155</text:p>
          </table:table-cell>
          <table:table-cell office:value-type="float" office:value="0.673632625670904" calcext:value-type="float">
            <text:p>0.673632625670904</text:p>
          </table:table-cell>
          <table:table-cell office:value-type="float" office:value="0.367583656311035" calcext:value-type="float">
            <text:p>0.367583656311035</text:p>
          </table:table-cell>
          <table:table-cell office:value-type="float" office:value="0.678621092202767" calcext:value-type="float">
            <text:p>0.6786210922027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65232515335083" calcext:value-type="float">
            <text:p>0.365232515335083</text:p>
          </table:table-cell>
          <table:table-cell office:value-type="float" office:value="0.678126996626867" calcext:value-type="float">
            <text:p>0.678126996626867</text:p>
          </table:table-cell>
          <table:table-cell office:value-type="float" office:value="0.364517913758755" calcext:value-type="float">
            <text:p>0.364517913758755</text:p>
          </table:table-cell>
          <table:table-cell office:value-type="float" office:value="0.676822707192437" calcext:value-type="float">
            <text:p>0.676822707192437</text:p>
          </table:table-cell>
          <table:table-cell office:value-type="float" office:value="0.36771282106638" calcext:value-type="float">
            <text:p>0.36771282106638</text:p>
          </table:table-cell>
          <table:table-cell office:value-type="float" office:value="0.675697391634143" calcext:value-type="float">
            <text:p>0.675697391634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69361874461174" calcext:value-type="float">
            <text:p>0.369361874461174</text:p>
          </table:table-cell>
          <table:table-cell office:value-type="float" office:value="0.673817095552933" calcext:value-type="float">
            <text:p>0.673817095552933</text:p>
          </table:table-cell>
          <table:table-cell office:value-type="float" office:value="0.366211341321468" calcext:value-type="float">
            <text:p>0.366211341321468</text:p>
          </table:table-cell>
          <table:table-cell office:value-type="float" office:value="0.675929279008032" calcext:value-type="float">
            <text:p>0.675929279008032</text:p>
          </table:table-cell>
          <table:table-cell office:value-type="float" office:value="0.370438577234745" calcext:value-type="float">
            <text:p>0.370438577234745</text:p>
          </table:table-cell>
          <table:table-cell office:value-type="float" office:value="0.679374981264285" calcext:value-type="float">
            <text:p>0.6793749812642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62982800602913" calcext:value-type="float">
            <text:p>0.362982800602913</text:p>
          </table:table-cell>
          <table:table-cell office:value-type="float" office:value="0.679535547364035" calcext:value-type="float">
            <text:p>0.679535547364035</text:p>
          </table:table-cell>
          <table:table-cell office:value-type="float" office:value="0.363335579633713" calcext:value-type="float">
            <text:p>0.363335579633713</text:p>
          </table:table-cell>
          <table:table-cell office:value-type="float" office:value="0.677432087211494" calcext:value-type="float">
            <text:p>0.677432087211494</text:p>
          </table:table-cell>
          <table:table-cell office:value-type="float" office:value="0.367938326299191" calcext:value-type="float">
            <text:p>0.367938326299191</text:p>
          </table:table-cell>
          <table:table-cell office:value-type="float" office:value="0.678098388810042" calcext:value-type="float">
            <text:p>0.6780983888100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65219080448151" calcext:value-type="float">
            <text:p>0.365219080448151</text:p>
          </table:table-cell>
          <table:table-cell office:value-type="float" office:value="0.677441870808509" calcext:value-type="float">
            <text:p>0.677441870808509</text:p>
          </table:table-cell>
          <table:table-cell office:value-type="float" office:value="0.361495824158192" calcext:value-type="float">
            <text:p>0.361495824158192</text:p>
          </table:table-cell>
          <table:table-cell office:value-type="float" office:value="0.680194779253245" calcext:value-type="float">
            <text:p>0.680194779253245</text:p>
          </table:table-cell>
          <table:table-cell office:value-type="float" office:value="0.367621882259846" calcext:value-type="float">
            <text:p>0.367621882259846</text:p>
          </table:table-cell>
          <table:table-cell office:value-type="float" office:value="0.678322164173303" calcext:value-type="float">
            <text:p>0.6783221641733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1502949297428" calcext:value-type="float">
            <text:p>0.371502949297428</text:p>
          </table:table-cell>
          <table:table-cell office:value-type="float" office:value="0.675015153412862" calcext:value-type="float">
            <text:p>0.675015153412862</text:p>
          </table:table-cell>
          <table:table-cell office:value-type="float" office:value="0.363393719494343" calcext:value-type="float">
            <text:p>0.363393719494343</text:p>
          </table:table-cell>
          <table:table-cell office:value-type="float" office:value="0.679627840976777" calcext:value-type="float">
            <text:p>0.679627840976777</text:p>
          </table:table-cell>
          <table:table-cell office:value-type="float" office:value="0.365196388959885" calcext:value-type="float">
            <text:p>0.365196388959885</text:p>
          </table:table-cell>
          <table:table-cell office:value-type="float" office:value="0.678070269060042" calcext:value-type="float">
            <text:p>0.6780702690600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58380794525147" calcext:value-type="float">
            <text:p>0.358380794525147</text:p>
          </table:table-cell>
          <table:table-cell office:value-type="float" office:value="0.682938174363447" calcext:value-type="float">
            <text:p>0.682938174363447</text:p>
          </table:table-cell>
          <table:table-cell office:value-type="float" office:value="0.359651763737202" calcext:value-type="float">
            <text:p>0.359651763737202</text:p>
          </table:table-cell>
          <table:table-cell office:value-type="float" office:value="0.682222838593675" calcext:value-type="float">
            <text:p>0.682222838593675</text:p>
          </table:table-cell>
          <table:table-cell office:value-type="float" office:value="0.363112981617451" calcext:value-type="float">
            <text:p>0.363112981617451</text:p>
          </table:table-cell>
          <table:table-cell office:value-type="float" office:value="0.680773435017438" calcext:value-type="float">
            <text:p>0.6807734350174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63675194978714" calcext:value-type="float">
            <text:p>0.363675194978714</text:p>
          </table:table-cell>
          <table:table-cell office:value-type="float" office:value="0.680666567073302" calcext:value-type="float">
            <text:p>0.680666567073302</text:p>
          </table:table-cell>
          <table:table-cell office:value-type="float" office:value="0.361296544969082" calcext:value-type="float">
            <text:p>0.361296544969082</text:p>
          </table:table-cell>
          <table:table-cell office:value-type="float" office:value="0.680508404312042" calcext:value-type="float">
            <text:p>0.680508404312042</text:p>
          </table:table-cell>
          <table:table-cell office:value-type="float" office:value="0.365382312238216" calcext:value-type="float">
            <text:p>0.365382312238216</text:p>
          </table:table-cell>
          <table:table-cell office:value-type="float" office:value="0.678693508161045" calcext:value-type="float">
            <text:p>0.6786935081610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3501566648483" calcext:value-type="float">
            <text:p>0.363501566648483</text:p>
          </table:table-cell>
          <table:table-cell office:value-type="float" office:value="0.68270184642085" calcext:value-type="float">
            <text:p>0.68270184642085</text:p>
          </table:table-cell>
          <table:table-cell office:value-type="float" office:value="0.357068680226803" calcext:value-type="float">
            <text:p>0.357068680226803</text:p>
          </table:table-cell>
          <table:table-cell office:value-type="float" office:value="0.682575356801011" calcext:value-type="float">
            <text:p>0.682575356801011</text:p>
          </table:table-cell>
          <table:table-cell office:value-type="float" office:value="0.369246749579906" calcext:value-type="float">
            <text:p>0.369246749579906</text:p>
          </table:table-cell>
          <table:table-cell office:value-type="float" office:value="0.680640281704852" calcext:value-type="float">
            <text:p>0.6806402817048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63674099743366" calcext:value-type="float">
            <text:p>0.363674099743366</text:p>
          </table:table-cell>
          <table:table-cell office:value-type="float" office:value="0.681423282363616" calcext:value-type="float">
            <text:p>0.681423282363616</text:p>
          </table:table-cell>
          <table:table-cell office:value-type="float" office:value="0.36393106430769" calcext:value-type="float">
            <text:p>0.36393106430769</text:p>
          </table:table-cell>
          <table:table-cell office:value-type="float" office:value="0.680594485180029" calcext:value-type="float">
            <text:p>0.680594485180029</text:p>
          </table:table-cell>
          <table:table-cell office:value-type="float" office:value="0.366991704702377" calcext:value-type="float">
            <text:p>0.366991704702377</text:p>
          </table:table-cell>
          <table:table-cell office:value-type="float" office:value="0.678674001312854" calcext:value-type="float">
            <text:p>0.678674001312854</text:p>
          </table:table-cell>
        </table:table-row>
        <table:table-row table:style-name="ro1">
          <table:table-cell table:number-columns-repeated="3"/>
          <table:table-cell office:value-type="float" office:value="0.359667773544788" calcext:value-type="float">
            <text:p>0.359667773544788</text:p>
          </table:table-cell>
          <table:table-cell office:value-type="float" office:value="0.683259152821484" calcext:value-type="float">
            <text:p>0.6832591528214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0T21:12:45.443135255</dc:date>
    <meta:editing-duration>PT24M35S</meta:editing-duration>
    <meta:editing-cycles>3</meta:editing-cycles>
    <meta:generator>LibreOffice/24.2.4.2$Linux_X86_64 LibreOffice_project/420$Build-2</meta:generator>
    <meta:document-statistic meta:table-count="1" meta:cell-count="21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5" chart:maximum="0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6" chart:maximum="0.7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94cm" svg:height="10.732cm" xlink:href=".." xlink:type="simple" chart:class="chart:scatter" chart:style-name="ch1">
        <chart:title svg:x="6.364cm" svg:y="0.35cm" chart:style-name="ch2">
          <text:p>No encoder/decoder, with, or with including skip connection</text:p>
        </chart:title>
        <chart:legend chart:legend-position="end" svg:x="20.942cm" svg:y="3.822cm" style:legend-expansion="high" chart:style-name="ch3"/>
        <chart:plot-area chart:style-name="ch4" table:cell-range-address="loss_log.A1:loss_log.G31" chart:data-source-has-labels="row" svg:x="0.493cm" svg:y="1.343cm" svg:width="19.956cm" svg:height="9.175cm">
          <chart:coordinate-region svg:x="1.405cm" svg:y="1.542cm" svg:width="18.131cm" svg:height="8.3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loss_log.B2:loss_log.B31" chart:label-cell-address="loss_log.B1:loss_log.B1" chart:class="chart:scatter">
            <chart:domain table:cell-range-address="loss_log.A2:loss_log.A31"/>
            <chart:data-point chart:repeated="30"/>
          </chart:series>
          <chart:series chart:attached-axis="secondary-y" chart:style-name="ch10" chart:values-cell-range-address="loss_log.C2:loss_log.C31" chart:label-cell-address="loss_log.C1:loss_log.C1" chart:class="chart:scatter">
            <chart:data-point chart:repeated="30"/>
          </chart:series>
          <chart:series chart:attached-axis="primary-y" chart:style-name="ch11" chart:values-cell-range-address="loss_log.D2:loss_log.D31" chart:label-cell-address="loss_log.D1:loss_log.D1" chart:class="chart:scatter">
            <chart:data-point chart:repeated="30"/>
          </chart:series>
          <chart:series chart:attached-axis="secondary-y" chart:style-name="ch12" chart:values-cell-range-address="loss_log.E2:loss_log.E31" chart:label-cell-address="loss_log.E1:loss_log.E1" chart:class="chart:scatter">
            <chart:data-point chart:repeated="30"/>
          </chart:series>
          <chart:series chart:attached-axis="primary-y" chart:style-name="ch13" chart:values-cell-range-address="loss_log.F2:loss_log.F31" chart:label-cell-address="loss_log.F1:loss_log.F1" chart:class="chart:scatter">
            <chart:data-point chart:repeated="30"/>
          </chart:series>
          <chart:series chart:attached-axis="secondary-y" chart:style-name="ch14" chart:values-cell-range-address="loss_log.G2:loss_log.G31" chart:label-cell-address="loss_log.G1:loss_log.G1" chart:class="chart:scatter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encoder loss</text:p>
                <draw:g>
                  <svg:desc>loss_log.B1:loss_log.B1</svg:desc>
                </draw:g>
              </table:table-cell>
              <table:table-cell office:value-type="string">
                <text:p>no encoder R2</text:p>
                <draw:g>
                  <svg:desc>loss_log.C1:loss_log.C1</svg:desc>
                </draw:g>
              </table:table-cell>
              <table:table-cell office:value-type="string">
                <text:p>encoder loss</text:p>
                <draw:g>
                  <svg:desc>loss_log.D1:loss_log.D1</svg:desc>
                </draw:g>
              </table:table-cell>
              <table:table-cell office:value-type="string">
                <text:p>encoder R2</text:p>
                <draw:g>
                  <svg:desc>loss_log.E1:loss_log.E1</svg:desc>
                </draw:g>
              </table:table-cell>
              <table:table-cell office:value-type="string">
                <text:p>skip loss</text:p>
                <draw:g>
                  <svg:desc>loss_log.F1:loss_log.F1</svg:desc>
                </draw:g>
              </table:table-cell>
              <table:table-cell office:value-type="string">
                <text:p>skip R2</text:p>
                <draw:g>
                  <svg:desc>loss_log.G1:loss_log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oss_log.A2:loss_log.A31</svg:desc>
                </draw:g>
              </table:table-cell>
              <table:table-cell office:value-type="float" office:value="0.583517044782639">
                <text:p>0.583517044782639</text:p>
                <draw:g>
                  <svg:desc>loss_log.B2:loss_log.B31</svg:desc>
                </draw:g>
              </table:table-cell>
              <table:table-cell office:value-type="float" office:value="0.511915443990074">
                <text:p>0.511915443990074</text:p>
                <draw:g>
                  <svg:desc>loss_log.C2:loss_log.C31</svg:desc>
                </draw:g>
              </table:table-cell>
              <table:table-cell office:value-type="float" office:value="0.617050617933273">
                <text:p>0.617050617933273</text:p>
                <draw:g>
                  <svg:desc>loss_log.D2:loss_log.D31</svg:desc>
                </draw:g>
              </table:table-cell>
              <table:table-cell office:value-type="float" office:value="0.49032361070223">
                <text:p>0.49032361070223</text:p>
                <draw:g>
                  <svg:desc>loss_log.E2:loss_log.E31</svg:desc>
                </draw:g>
              </table:table-cell>
              <table:table-cell office:value-type="float" office:value="0.585493585467339">
                <text:p>0.585493585467339</text:p>
                <draw:g>
                  <svg:desc>loss_log.F2:loss_log.F31</svg:desc>
                </draw:g>
              </table:table-cell>
              <table:table-cell office:value-type="float" office:value="0.51173824192292">
                <text:p>0.51173824192292</text:p>
                <draw:g>
                  <svg:desc>loss_log.G2:loss_log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09763735532761">
                <text:p>0.509763735532761</text:p>
              </table:table-cell>
              <table:table-cell office:value-type="float" office:value="0.569231379277335">
                <text:p>0.569231379277335</text:p>
              </table:table-cell>
              <table:table-cell office:value-type="float" office:value="0.525211435556412">
                <text:p>0.525211435556412</text:p>
              </table:table-cell>
              <table:table-cell office:value-type="float" office:value="0.558293778057389">
                <text:p>0.558293778057389</text:p>
              </table:table-cell>
              <table:table-cell office:value-type="float" office:value="0.50566274523735">
                <text:p>0.50566274523735</text:p>
              </table:table-cell>
              <table:table-cell office:value-type="float" office:value="0.572195402575517">
                <text:p>0.572195402575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72502192854881">
                <text:p>0.472502192854881</text:p>
              </table:table-cell>
              <table:table-cell office:value-type="float" office:value="0.595258873645411">
                <text:p>0.595258873645411</text:p>
              </table:table-cell>
              <table:table-cell office:value-type="float" office:value="0.482328048348427">
                <text:p>0.482328048348427</text:p>
              </table:table-cell>
              <table:table-cell office:value-type="float" office:value="0.587968591451422">
                <text:p>0.587968591451422</text:p>
              </table:table-cell>
              <table:table-cell office:value-type="float" office:value="0.470990782976151">
                <text:p>0.470990782976151</text:p>
              </table:table-cell>
              <table:table-cell office:value-type="float" office:value="0.596956741705332">
                <text:p>0.596956741705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54621043801308">
                <text:p>0.454621043801308</text:p>
              </table:table-cell>
              <table:table-cell office:value-type="float" office:value="0.606266338224364">
                <text:p>0.606266338224364</text:p>
              </table:table-cell>
              <table:table-cell office:value-type="float" office:value="0.461763769388199">
                <text:p>0.461763769388199</text:p>
              </table:table-cell>
              <table:table-cell office:value-type="float" office:value="0.604945341976462">
                <text:p>0.604945341976462</text:p>
              </table:table-cell>
              <table:table-cell office:value-type="float" office:value="0.446972134709358">
                <text:p>0.446972134709358</text:p>
              </table:table-cell>
              <table:table-cell office:value-type="float" office:value="0.613944390493926">
                <text:p>0.613944390493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40892320871353">
                <text:p>0.440892320871353</text:p>
              </table:table-cell>
              <table:table-cell office:value-type="float" office:value="0.617424224132911">
                <text:p>0.617424224132911</text:p>
              </table:table-cell>
              <table:table-cell office:value-type="float" office:value="0.449835440516472">
                <text:p>0.449835440516472</text:p>
              </table:table-cell>
              <table:table-cell office:value-type="float" office:value="0.611212153929566">
                <text:p>0.611212153929566</text:p>
              </table:table-cell>
              <table:table-cell office:value-type="float" office:value="0.443689894676209">
                <text:p>0.443689894676209</text:p>
              </table:table-cell>
              <table:table-cell office:value-type="float" office:value="0.614870485081547">
                <text:p>0.614870485081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31753975152969">
                <text:p>0.431753975152969</text:p>
              </table:table-cell>
              <table:table-cell office:value-type="float" office:value="0.625756651020421">
                <text:p>0.625756651020421</text:p>
              </table:table-cell>
              <table:table-cell office:value-type="float" office:value="0.432985624670982">
                <text:p>0.432985624670982</text:p>
              </table:table-cell>
              <table:table-cell office:value-type="float" office:value="0.62231975269136">
                <text:p>0.62231975269136</text:p>
              </table:table-cell>
              <table:table-cell office:value-type="float" office:value="0.429898217320442">
                <text:p>0.429898217320442</text:p>
              </table:table-cell>
              <table:table-cell office:value-type="float" office:value="0.625790790279127">
                <text:p>0.6257907902791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22709426283836">
                <text:p>0.422709426283836</text:p>
              </table:table-cell>
              <table:table-cell office:value-type="float" office:value="0.631427855755527">
                <text:p>0.631427855755527</text:p>
              </table:table-cell>
              <table:table-cell office:value-type="float" office:value="0.421940758824348">
                <text:p>0.421940758824348</text:p>
              </table:table-cell>
              <table:table-cell office:value-type="float" office:value="0.631201891728469">
                <text:p>0.631201891728469</text:p>
              </table:table-cell>
              <table:table-cell office:value-type="float" office:value="0.421197080612183">
                <text:p>0.421197080612183</text:p>
              </table:table-cell>
              <table:table-cell office:value-type="float" office:value="0.633443016777893">
                <text:p>0.6334430167778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14075645804405">
                <text:p>0.414075645804405</text:p>
              </table:table-cell>
              <table:table-cell office:value-type="float" office:value="0.63760621487842">
                <text:p>0.63760621487842</text:p>
              </table:table-cell>
              <table:table-cell office:value-type="float" office:value="0.411589056253433">
                <text:p>0.411589056253433</text:p>
              </table:table-cell>
              <table:table-cell office:value-type="float" office:value="0.640749542152371">
                <text:p>0.640749542152371</text:p>
              </table:table-cell>
              <table:table-cell office:value-type="float" office:value="0.407894387841225">
                <text:p>0.407894387841225</text:p>
              </table:table-cell>
              <table:table-cell office:value-type="float" office:value="0.642903154525493">
                <text:p>0.642903154525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07198268175125">
                <text:p>0.407198268175125</text:p>
              </table:table-cell>
              <table:table-cell office:value-type="float" office:value="0.643516754182887">
                <text:p>0.643516754182887</text:p>
              </table:table-cell>
              <table:table-cell office:value-type="float" office:value="0.40590361058712">
                <text:p>0.40590361058712</text:p>
              </table:table-cell>
              <table:table-cell office:value-type="float" office:value="0.645201669758787">
                <text:p>0.645201669758787</text:p>
              </table:table-cell>
              <table:table-cell office:value-type="float" office:value="0.400339832901955">
                <text:p>0.400339832901955</text:p>
              </table:table-cell>
              <table:table-cell office:value-type="float" office:value="0.650056690394148">
                <text:p>0.650056690394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00499847531319">
                <text:p>0.400499847531319</text:p>
              </table:table-cell>
              <table:table-cell office:value-type="float" office:value="0.64939591922886">
                <text:p>0.64939591922886</text:p>
              </table:table-cell>
              <table:table-cell office:value-type="float" office:value="0.400654384493828">
                <text:p>0.400654384493828</text:p>
              </table:table-cell>
              <table:table-cell office:value-type="float" office:value="0.648268177711116">
                <text:p>0.648268177711116</text:p>
              </table:table-cell>
              <table:table-cell office:value-type="float" office:value="0.393322399258614">
                <text:p>0.393322399258614</text:p>
              </table:table-cell>
              <table:table-cell office:value-type="float" office:value="0.655112867553558">
                <text:p>0.655112867553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96121919155121">
                <text:p>0.396121919155121</text:p>
              </table:table-cell>
              <table:table-cell office:value-type="float" office:value="0.652776670656637">
                <text:p>0.652776670656637</text:p>
              </table:table-cell>
              <table:table-cell office:value-type="float" office:value="0.397480475902557">
                <text:p>0.397480475902557</text:p>
              </table:table-cell>
              <table:table-cell office:value-type="float" office:value="0.650690222197551">
                <text:p>0.650690222197551</text:p>
              </table:table-cell>
              <table:table-cell office:value-type="float" office:value="0.389993771910667">
                <text:p>0.389993771910667</text:p>
              </table:table-cell>
              <table:table-cell office:value-type="float" office:value="0.657447803392529">
                <text:p>0.657447803392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93476244807243">
                <text:p>0.393476244807243</text:p>
              </table:table-cell>
              <table:table-cell office:value-type="float" office:value="0.655498601842832">
                <text:p>0.655498601842832</text:p>
              </table:table-cell>
              <table:table-cell office:value-type="float" office:value="0.391363230347633">
                <text:p>0.391363230347633</text:p>
              </table:table-cell>
              <table:table-cell office:value-type="float" office:value="0.657119792976482">
                <text:p>0.657119792976482</text:p>
              </table:table-cell>
              <table:table-cell office:value-type="float" office:value="0.387260413169861">
                <text:p>0.387260413169861</text:p>
              </table:table-cell>
              <table:table-cell office:value-type="float" office:value="0.661437687218746">
                <text:p>0.661437687218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89343912899494">
                <text:p>0.389343912899494</text:p>
              </table:table-cell>
              <table:table-cell office:value-type="float" office:value="0.660243262234193">
                <text:p>0.660243262234193</text:p>
              </table:table-cell>
              <table:table-cell office:value-type="float" office:value="0.38765594959259">
                <text:p>0.38765594959259</text:p>
              </table:table-cell>
              <table:table-cell office:value-type="float" office:value="0.658499992523952">
                <text:p>0.658499992523952</text:p>
              </table:table-cell>
              <table:table-cell office:value-type="float" office:value="0.383455207943916">
                <text:p>0.383455207943916</text:p>
              </table:table-cell>
              <table:table-cell office:value-type="float" office:value="0.662219726290271">
                <text:p>0.662219726290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388692890107632">
                <text:p>0.388692890107632</text:p>
              </table:table-cell>
              <table:table-cell office:value-type="float" office:value="0.661995252154039">
                <text:p>0.661995252154039</text:p>
              </table:table-cell>
              <table:table-cell office:value-type="float" office:value="0.380504575371742">
                <text:p>0.380504575371742</text:p>
              </table:table-cell>
              <table:table-cell office:value-type="float" office:value="0.665434618039015">
                <text:p>0.665434618039015</text:p>
              </table:table-cell>
              <table:table-cell office:value-type="float" office:value="0.379559704661369">
                <text:p>0.379559704661369</text:p>
              </table:table-cell>
              <table:table-cell office:value-type="float" office:value="0.667449751895052">
                <text:p>0.667449751895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384946690499783">
                <text:p>0.384946690499783</text:p>
              </table:table-cell>
              <table:table-cell office:value-type="float" office:value="0.663238786090688">
                <text:p>0.663238786090688</text:p>
              </table:table-cell>
              <table:table-cell office:value-type="float" office:value="0.380712567269802">
                <text:p>0.380712567269802</text:p>
              </table:table-cell>
              <table:table-cell office:value-type="float" office:value="0.664836767686673">
                <text:p>0.664836767686673</text:p>
              </table:table-cell>
              <table:table-cell office:value-type="float" office:value="0.385220058262348">
                <text:p>0.385220058262348</text:p>
              </table:table-cell>
              <table:table-cell office:value-type="float" office:value="0.664276934494578">
                <text:p>0.6642769344945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83060449361801">
                <text:p>0.383060449361801</text:p>
              </table:table-cell>
              <table:table-cell office:value-type="float" office:value="0.664871967692928">
                <text:p>0.664871967692928</text:p>
              </table:table-cell>
              <table:table-cell office:value-type="float" office:value="0.375006933510304">
                <text:p>0.375006933510304</text:p>
              </table:table-cell>
              <table:table-cell office:value-type="float" office:value="0.670367146991548">
                <text:p>0.670367146991548</text:p>
              </table:table-cell>
              <table:table-cell office:value-type="float" office:value="0.374849227070808">
                <text:p>0.374849227070808</text:p>
              </table:table-cell>
              <table:table-cell office:value-type="float" office:value="0.670837864255812">
                <text:p>0.670837864255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767149746418">
                <text:p>0.3767149746418</text:p>
              </table:table-cell>
              <table:table-cell office:value-type="float" office:value="0.670555443174151">
                <text:p>0.670555443174151</text:p>
              </table:table-cell>
              <table:table-cell office:value-type="float" office:value="0.376275807619095">
                <text:p>0.376275807619095</text:p>
              </table:table-cell>
              <table:table-cell office:value-type="float" office:value="0.670449775725599">
                <text:p>0.670449775725599</text:p>
              </table:table-cell>
              <table:table-cell office:value-type="float" office:value="0.370657210052013">
                <text:p>0.370657210052013</text:p>
              </table:table-cell>
              <table:table-cell office:value-type="float" office:value="0.673194885039814">
                <text:p>0.6731948850398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77012871205807">
                <text:p>0.377012871205807</text:p>
              </table:table-cell>
              <table:table-cell office:value-type="float" office:value="0.670925584231104">
                <text:p>0.670925584231104</text:p>
              </table:table-cell>
              <table:table-cell office:value-type="float" office:value="0.37206164598465">
                <text:p>0.37206164598465</text:p>
              </table:table-cell>
              <table:table-cell office:value-type="float" office:value="0.673153809425862">
                <text:p>0.673153809425862</text:p>
              </table:table-cell>
              <table:table-cell office:value-type="float" office:value="0.371357133984566">
                <text:p>0.371357133984566</text:p>
              </table:table-cell>
              <table:table-cell office:value-type="float" office:value="0.673333177954923">
                <text:p>0.673333177954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77271682024002">
                <text:p>0.377271682024002</text:p>
              </table:table-cell>
              <table:table-cell office:value-type="float" office:value="0.669296261276523">
                <text:p>0.669296261276523</text:p>
              </table:table-cell>
              <table:table-cell office:value-type="float" office:value="0.367537531256676">
                <text:p>0.367537531256676</text:p>
              </table:table-cell>
              <table:table-cell office:value-type="float" office:value="0.675940712471456">
                <text:p>0.675940712471456</text:p>
              </table:table-cell>
              <table:table-cell office:value-type="float" office:value="0.367799939215183">
                <text:p>0.367799939215183</text:p>
              </table:table-cell>
              <table:table-cell office:value-type="float" office:value="0.677081286203644">
                <text:p>0.677081286203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72769376635551">
                <text:p>0.372769376635551</text:p>
              </table:table-cell>
              <table:table-cell office:value-type="float" office:value="0.671635489584828">
                <text:p>0.671635489584828</text:p>
              </table:table-cell>
              <table:table-cell office:value-type="float" office:value="0.372858583927155">
                <text:p>0.372858583927155</text:p>
              </table:table-cell>
              <table:table-cell office:value-type="float" office:value="0.673632625670904">
                <text:p>0.673632625670904</text:p>
              </table:table-cell>
              <table:table-cell office:value-type="float" office:value="0.367583656311035">
                <text:p>0.367583656311035</text:p>
              </table:table-cell>
              <table:table-cell office:value-type="float" office:value="0.678621092202767">
                <text:p>0.678621092202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65232515335083">
                <text:p>0.365232515335083</text:p>
              </table:table-cell>
              <table:table-cell office:value-type="float" office:value="0.678126996626867">
                <text:p>0.678126996626867</text:p>
              </table:table-cell>
              <table:table-cell office:value-type="float" office:value="0.364517913758755">
                <text:p>0.364517913758755</text:p>
              </table:table-cell>
              <table:table-cell office:value-type="float" office:value="0.676822707192437">
                <text:p>0.676822707192437</text:p>
              </table:table-cell>
              <table:table-cell office:value-type="float" office:value="0.36771282106638">
                <text:p>0.36771282106638</text:p>
              </table:table-cell>
              <table:table-cell office:value-type="float" office:value="0.675697391634143">
                <text:p>0.675697391634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69361874461174">
                <text:p>0.369361874461174</text:p>
              </table:table-cell>
              <table:table-cell office:value-type="float" office:value="0.673817095552933">
                <text:p>0.673817095552933</text:p>
              </table:table-cell>
              <table:table-cell office:value-type="float" office:value="0.366211341321468">
                <text:p>0.366211341321468</text:p>
              </table:table-cell>
              <table:table-cell office:value-type="float" office:value="0.675929279008032">
                <text:p>0.675929279008032</text:p>
              </table:table-cell>
              <table:table-cell office:value-type="float" office:value="0.370438577234745">
                <text:p>0.370438577234745</text:p>
              </table:table-cell>
              <table:table-cell office:value-type="float" office:value="0.679374981264285">
                <text:p>0.6793749812642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62982800602913">
                <text:p>0.362982800602913</text:p>
              </table:table-cell>
              <table:table-cell office:value-type="float" office:value="0.679535547364035">
                <text:p>0.679535547364035</text:p>
              </table:table-cell>
              <table:table-cell office:value-type="float" office:value="0.363335579633713">
                <text:p>0.363335579633713</text:p>
              </table:table-cell>
              <table:table-cell office:value-type="float" office:value="0.677432087211494">
                <text:p>0.677432087211494</text:p>
              </table:table-cell>
              <table:table-cell office:value-type="float" office:value="0.367938326299191">
                <text:p>0.367938326299191</text:p>
              </table:table-cell>
              <table:table-cell office:value-type="float" office:value="0.678098388810042">
                <text:p>0.678098388810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65219080448151">
                <text:p>0.365219080448151</text:p>
              </table:table-cell>
              <table:table-cell office:value-type="float" office:value="0.677441870808509">
                <text:p>0.677441870808509</text:p>
              </table:table-cell>
              <table:table-cell office:value-type="float" office:value="0.361495824158192">
                <text:p>0.361495824158192</text:p>
              </table:table-cell>
              <table:table-cell office:value-type="float" office:value="0.680194779253245">
                <text:p>0.680194779253245</text:p>
              </table:table-cell>
              <table:table-cell office:value-type="float" office:value="0.367621882259846">
                <text:p>0.367621882259846</text:p>
              </table:table-cell>
              <table:table-cell office:value-type="float" office:value="0.678322164173303">
                <text:p>0.678322164173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71502949297428">
                <text:p>0.371502949297428</text:p>
              </table:table-cell>
              <table:table-cell office:value-type="float" office:value="0.675015153412862">
                <text:p>0.675015153412862</text:p>
              </table:table-cell>
              <table:table-cell office:value-type="float" office:value="0.363393719494343">
                <text:p>0.363393719494343</text:p>
              </table:table-cell>
              <table:table-cell office:value-type="float" office:value="0.679627840976777">
                <text:p>0.679627840976777</text:p>
              </table:table-cell>
              <table:table-cell office:value-type="float" office:value="0.365196388959885">
                <text:p>0.365196388959885</text:p>
              </table:table-cell>
              <table:table-cell office:value-type="float" office:value="0.678070269060042">
                <text:p>0.6780702690600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58380794525147">
                <text:p>0.358380794525147</text:p>
              </table:table-cell>
              <table:table-cell office:value-type="float" office:value="0.682938174363447">
                <text:p>0.682938174363447</text:p>
              </table:table-cell>
              <table:table-cell office:value-type="float" office:value="0.359651763737202">
                <text:p>0.359651763737202</text:p>
              </table:table-cell>
              <table:table-cell office:value-type="float" office:value="0.682222838593675">
                <text:p>0.682222838593675</text:p>
              </table:table-cell>
              <table:table-cell office:value-type="float" office:value="0.363112981617451">
                <text:p>0.363112981617451</text:p>
              </table:table-cell>
              <table:table-cell office:value-type="float" office:value="0.680773435017438">
                <text:p>0.680773435017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63675194978714">
                <text:p>0.363675194978714</text:p>
              </table:table-cell>
              <table:table-cell office:value-type="float" office:value="0.680666567073302">
                <text:p>0.680666567073302</text:p>
              </table:table-cell>
              <table:table-cell office:value-type="float" office:value="0.361296544969082">
                <text:p>0.361296544969082</text:p>
              </table:table-cell>
              <table:table-cell office:value-type="float" office:value="0.680508404312042">
                <text:p>0.680508404312042</text:p>
              </table:table-cell>
              <table:table-cell office:value-type="float" office:value="0.365382312238216">
                <text:p>0.365382312238216</text:p>
              </table:table-cell>
              <table:table-cell office:value-type="float" office:value="0.678693508161045">
                <text:p>0.678693508161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63501566648483">
                <text:p>0.363501566648483</text:p>
              </table:table-cell>
              <table:table-cell office:value-type="float" office:value="0.68270184642085">
                <text:p>0.68270184642085</text:p>
              </table:table-cell>
              <table:table-cell office:value-type="float" office:value="0.357068680226803">
                <text:p>0.357068680226803</text:p>
              </table:table-cell>
              <table:table-cell office:value-type="float" office:value="0.682575356801011">
                <text:p>0.682575356801011</text:p>
              </table:table-cell>
              <table:table-cell office:value-type="float" office:value="0.369246749579906">
                <text:p>0.369246749579906</text:p>
              </table:table-cell>
              <table:table-cell office:value-type="float" office:value="0.680640281704852">
                <text:p>0.680640281704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63674099743366">
                <text:p>0.363674099743366</text:p>
              </table:table-cell>
              <table:table-cell office:value-type="float" office:value="0.681423282363616">
                <text:p>0.681423282363616</text:p>
              </table:table-cell>
              <table:table-cell office:value-type="float" office:value="0.36393106430769">
                <text:p>0.36393106430769</text:p>
              </table:table-cell>
              <table:table-cell office:value-type="float" office:value="0.680594485180029">
                <text:p>0.680594485180029</text:p>
              </table:table-cell>
              <table:table-cell office:value-type="float" office:value="0.366991704702377">
                <text:p>0.366991704702377</text:p>
              </table:table-cell>
              <table:table-cell office:value-type="float" office:value="0.678674001312854">
                <text:p>0.678674001312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667773544788">
                <text:p>0.359667773544788</text:p>
              </table:table-cell>
              <table:table-cell office:value-type="float" office:value="0.683259152821484">
                <text:p>0.68325915282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